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9.5cm" table:align="center"/>
    </style:style>
    <style:style style:name="Table2.A" style:family="table-column">
      <style:table-column-properties style:column-width="4.7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7.604cm" fo:margin-left="0cm" fo:margin-right="-0.014cm" table:align="margins"/>
    </style:style>
    <style:style style:name="Table1.A" style:family="table-column">
      <style:table-column-properties style:column-width="3.81cm" style:rel-column-width="14183*"/>
    </style:style>
    <style:style style:name="Table1.B" style:family="table-column">
      <style:table-column-properties style:column-width="3.224cm" style:rel-column-width="12003*"/>
    </style:style>
    <style:style style:name="Table1.C" style:family="table-column">
      <style:table-column-properties style:column-width="3.519cm" style:rel-column-width="13100*"/>
    </style:style>
    <style:style style:name="Table1.D" style:family="table-column">
      <style:table-column-properties style:column-width="3.517cm" style:rel-column-width="13093*"/>
    </style:style>
    <style:style style:name="Table1.E" style:family="table-column">
      <style:table-column-properties style:column-width="3.533cm" style:rel-column-width="13156*"/>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0">
      <style:table-cell-properties style:vertical-align="middle" fo:padding="0.097cm" fo:border-left="0.002cm solid #000000" fo:border-right="none" fo:border-top="none" fo:border-bottom="0.002cm solid #000000"/>
    </style:style>
    <style:style style:name="Table1.E3"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line-height="100%"/>
      <style:text-properties fo:font-style="italic" style:font-style-asian="italic" style:font-style-complex="italic"/>
    </style:style>
    <style:style style:name="P2" style:family="paragraph" style:parent-style-name="Text_20_body">
      <style:paragraph-properties fo:line-height="100%"/>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style="italic" style:font-style-asian="italic" style:font-style-complex="italic"/>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fo:font-style="normal" style:font-style-asian="normal" style:font-style-complex="normal"/>
    </style:style>
    <style:style style:name="P9" style:family="paragraph" style:parent-style-name="Text_20_body" style:list-style-name="L2">
      <style:text-properties fo:font-style="normal" style:font-style-asian="normal" style:font-style-complex="normal"/>
    </style:style>
    <style:style style:name="P10" style:family="paragraph" style:parent-style-name="Text_20_body" style:list-style-name="L13">
      <style:text-properties fo:font-style="normal" style:font-style-asian="normal" style:font-style-complex="normal"/>
    </style:style>
    <style:style style:name="P11" style:family="paragraph" style:parent-style-name="Text_20_body" style:list-style-name="L15">
      <style:text-properties fo:font-style="normal" style:font-style-asian="normal" style:font-style-complex="normal"/>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text-properties fo:font-style="italic" style:font-style-asian="italic" style:font-style-complex="italic"/>
    </style:style>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text-properties style:font-name="Times New Roman" fo:font-style="normal" style:font-style-asian="normal" style:font-style-complex="normal"/>
    </style:style>
    <style:style style:name="P23" style:family="paragraph" style:parent-style-name="Text_20_body" style:list-style-name="L14">
      <style:text-properties style:font-name="Times New Roman" fo:font-style="normal" style:font-style-asian="normal" style:font-style-complex="normal"/>
    </style:style>
    <style:style style:name="P24" style:family="paragraph" style:parent-style-name="Text_20_body" style:list-style-name="L16"/>
    <style:style style:name="P25" style:family="paragraph" style:parent-style-name="Text_20_body" style:list-style-name="L17"/>
    <style:style style:name="P26" style:family="paragraph" style:parent-style-name="Heading_20_1">
      <style:text-properties style:font-name="Times New Roman"/>
    </style:style>
    <style:style style:name="P27" style:family="paragraph" style:parent-style-name="Heading_20_2">
      <style:text-properties style:font-name="Times New Roman" fo:font-style="normal" style:font-style-asian="normal" style:font-style-complex="normal"/>
    </style:style>
    <style:style style:name="P28" style:family="paragraph" style:parent-style-name="Heading_20_2">
      <style:text-properties style:font-name="Times New Roman" fo:font-style="normal" style:font-style-asian="normal" style:font-style-complex="normal"/>
    </style:style>
    <style:style style:name="P29" style:family="paragraph" style:parent-style-name="Heading_20_3">
      <style:text-properties style:font-name="Times New Roman"/>
    </style:style>
    <style:style style:name="P30" style:family="paragraph" style:parent-style-name="Heading_20_3">
      <style:text-properties style:font-name="Times New Roman" fo:font-style="normal" style:font-style-asian="normal" style:font-style-complex="normal"/>
    </style:style>
    <style:style style:name="P31" style:family="paragraph" style:parent-style-name="Heading_20_3">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Courier New"/>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CHAPTER 10 - EXPERIMENTS</text:h>
      <text:p text:style-name="Text_20_body"/>
      <text:p text:style-name="P2">In this chapter, we present our experiments with our system to evaluate <text:span text:style-name="T4">our hypothesis:</text:span></text:p>
      <text:p text:style-name="P1">Human-like emotion, personality, and physical states can be expressed by a humanoid robot through its motions, encoded as a set of signal transformations.</text:p>
      <text:p text:style-name="P1"/>
      <text:p text:style-name="Text_20_body">We test our system with the following approach:</text:p>
      <text:list xml:id="list809646475" text:style-name="L1">
        <text:list-item>
          <text:p text:style-name="P6">For all scenarios we assume the following:</text:p>
        </text:list-item>
      </text:list>
      <text:list xml:id="list491869086" text:style-name="L2">
        <text:list-item>
          <text:list>
            <text:list-item>
              <text:p text:style-name="P7">The system is started: the program is loaded, and the KHR-1 is turned on.</text:p>
            </text:list-item>
            <text:list-item>
              <text:p text:style-name="P7">The speed parameter for RCB-1 is always set to 6.</text:p>
            </text:list-item>
            <text:list-item>
              <text:p text:style-name="P7">User is in the view of the camera (Webcam) (optional).</text:p>
            </text:list-item>
          </text:list>
        </text:list-item>
        <text:list-item>
          <text:p text:style-name="P7">The test is done in two Scenarios:</text:p>
        </text:list-item>
      </text:list>
      <text:list xml:id="list1149425920" text:continue-list="list809646475" text:style-name="L2">
        <text:list-item>
          <text:list>
            <text:list-item>
              <text:p text:style-name="P7">Scenario 1 – Show Emotions (Joy, Fear, Sadness, Anger) on a Waving-Arm Motion using Reserved Commands.</text:p>
            </text:list-item>
            <text:list-item>
              <text:p text:style-name="P7">Scenario 2 – Public Evaluation.</text:p>
            </text:list-item>
            <text:list-item>
              <text:p text:style-name="P7">Scenario 3 – 'Driving' the Emotion of the Robot with the Emotional-Personality model.</text:p>
            </text:list-item>
          </text:list>
        </text:list-item>
        <text:list-item>
          <text:p text:style-name="P7">The evaluation is done empirically:</text:p>
          <text:list>
            <text:list-item>
              <text:p text:style-name="P7"><text:span text:style-name="T2">Relative qualities such as 'smoother/rougher transitions', 'faster/slower acceleration/deceleration', 'faster/slower duration', 'bigger/smaller range of motion' are compared to the </text:span><text:span text:style-name="T1">baseline motion. <text:s/></text:span><text:span text:style-name="T2">We define the </text:span><text:span text:style-name="T1">baseline motion </text:span><text:span text:style-name="T2">as</text:span><text:span text:style-name="T1">: </text:span><text:span text:style-name="T2">the basic motion that is interpolated with default interpolation parameter values (</text:span><text:span text:style-name="T1">continuity=0, tension=0, bias=0</text:span><text:span text:style-name="T2">), without additional interpolation, sampling, or gain adjustments.</text:span></text:p>
            </text:list-item>
            <text:list-item>
              <text:p text:style-name="P9">Whether or not the observer able to identify any resemblence between the modified motion and the original basic motion. <text:s/>For example: will the observer still be able to identify the motion as a Pushup motion after the modifications?</text:p>
            </text:list-item>
          </text:list>
        </text:list-item>
      </text:list>
      <text:p text:style-name="Text_20_body"/>
      <text:h text:style-name="P27" text:outline-level="2">10.1 Scenario 1: Show Emotions (Joy, Fear, Sadness, Anger) on an Waving-Arm Motion using Reserved Commands</text:h>
      <text:h text:style-name="P29" text:outline-level="3">10.1.1 Scenario 1 – Goals</text:h>
      <text:p text:style-name="Text_20_body">The goals of the experiment in Scenario 1 are: </text:p>
      <text:list xml:id="list1771804651" text:style-name="L3">
        <text:list-item>
          <text:p text:style-name="P12">to find out if it is <text:span text:style-name="T1">possible</text:span><text:span text:style-name="T2"> to use the signal processing methods outlined in Chapter 9 in such a way that a simple motion can be modified using those methods into a motion with different emotional expressions. <text:s/>In other words, to investigate if we can represent emotions using a set of values for the parameters of the signal processing methods,</text:span></text:p>
        </text:list-item>
        <text:list-item>
          <text:p text:style-name="P12">to simply observe if a motion (e.g. Waving arm) will be modified when the robot is in an emotional state, and</text:p>
        </text:list-item>
        <text:list-item>
          <text:p text:style-name="P12"><text:soft-page-break/>to see if the modifications are appropriate to convey the type of emotion we specified (e.g. is the motion slow enough? <text:s/>Does the slowed motion can be perceived as being sad?). <text:s/></text:p>
        </text:list-item>
      </text:list>
      <text:p text:style-name="Text_20_body"/>
      <text:h text:style-name="P29" text:outline-level="3">10.1.2 <text:s/>Scenario 1 – Description</text:h>
      <text:p text:style-name="Text_20_body">Here, we are not concerned with the context-based response of the robot, the identity of the person, nor the intensity levels of the emotions, and only focused on our goals above. <text:s/>For Scenario 1, we bypassed our Emotional-Personality system using <text:span text:style-name="T1">reserved commands</text:span> (Table 10.1). <text:s/>To command the robot to do the Pushup motion, we assign “Wave” to the &lt;action&gt; clause. <text:s/>Using the reserved commands, the Pushup motion will be modified using a set of fixed values for the motion processing parameters for each type of emotion (Table 10.2). <text:s/></text:p>
      <text:p text:style-name="Text_20_body"/>
      <text:p text:style-name="Text_20_body">We use the reserved commands in this experiment for the following reason. <text:s/>When the Emotional-Personality system interferes, often the system will not execute the motion because the 'willingness' is not satisfied (see Section 5.5.4) . <text:s/>Specifically, when keywords that trigger Sadness and Anger emotions are found in the input text, the 'willingness' level quickly drops to zero – the robot will not (i.e. 'refuse' to) do the actions we ask the robot to do until the emotion is elevated to somewhat Joy or Fear. <text:s/>Thus, we cannot observe the modified motions if the robot 'refuses' to do the motion we requested. <text:s/>The behavior of the robot's response with interference from the Emotional-Personality system is observed in Scenario 3.</text:p>
      <text:p text:style-name="Text_20_body"/>
      <text:p text:style-name="Table_20_Heading">Table 10.1 <text:s/>Reserved Commands for Testing</text:p>
      <table:table table:name="Table2" table:style-name="Table2">
        <table:table-column table:style-name="Table2.A" table:number-columns-repeated="2"/>
        <table:table-row>
          <table:table-cell table:style-name="Table2.A1" office:value-type="string">
            <text:p text:style-name="P4">Reserved Command</text:p>
          </table:table-cell>
          <table:table-cell table:style-name="Table2.B1" office:value-type="string">
            <text:p text:style-name="P4">Description</text:p>
          </table:table-cell>
        </table:table-row>
        <table:table-row>
          <table:table-cell table:style-name="Table2.A2" office:value-type="string">
            <text:p text:style-name="P3">“Say (a) happy &lt;action&gt;”</text:p>
          </table:table-cell>
          <table:table-cell table:style-name="Table2.B2" office:value-type="string">
            <text:p text:style-name="P3">Do &lt;action&gt; with emotion = Joy</text:p>
          </table:table-cell>
        </table:table-row>
        <table:table-row>
          <table:table-cell table:style-name="Table2.A2" office:value-type="string">
            <text:p text:style-name="P3">“Say (a) scared &lt;action&gt;”</text:p>
          </table:table-cell>
          <table:table-cell table:style-name="Table2.B2" office:value-type="string">
            <text:p text:style-name="P3">Do &lt;action&gt; with emotion = Fear</text:p>
          </table:table-cell>
        </table:table-row>
        <table:table-row>
          <table:table-cell table:style-name="Table2.A2" office:value-type="string">
            <text:p text:style-name="P3">“Say (a) sad &lt;action&gt;”</text:p>
          </table:table-cell>
          <table:table-cell table:style-name="Table2.B2" office:value-type="string">
            <text:p text:style-name="P3">Do &lt;action&gt; with emotion = Sadness</text:p>
          </table:table-cell>
        </table:table-row>
        <table:table-row>
          <table:table-cell table:style-name="Table2.A2" office:value-type="string">
            <text:p text:style-name="P3">“Say (an) angry &lt;action&gt;”</text:p>
          </table:table-cell>
          <table:table-cell table:style-name="Table2.B2" office:value-type="string">
            <text:p text:style-name="P3">Do &lt;action&gt; with emotion = Anger</text:p>
          </table:table-cell>
        </table:table-row>
      </table:table>
      <text:p text:style-name="Text_20_body"/>
      <text:p text:style-name="Table_20_Heading">Table 10.2 <text:s/>Emotions vs. Fixed Motion Processing Parameter Valu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4">Motion Processing Parameter</text:p>
          </table:table-cell>
          <table:table-cell table:style-name="Table1.B1" table:number-columns-spanned="4" office:value-type="string">
            <text:p text:style-name="P4">Emotions</text:p>
          </table:table-cell>
          <table:covered-table-cell/>
          <table:covered-table-cell/>
          <table:covered-table-cell/>
        </table:table-row>
        <table:table-row>
          <table:covered-table-cell/>
          <table:table-cell table:style-name="Table1.B2" office:value-type="string">
            <text:p text:style-name="P4">Joy</text:p>
          </table:table-cell>
          <table:table-cell table:style-name="Table1.B2" office:value-type="string">
            <text:p text:style-name="P4">Fear</text:p>
          </table:table-cell>
          <table:table-cell table:style-name="Table1.B2" office:value-type="string">
            <text:p text:style-name="P4">Sadness</text:p>
          </table:table-cell>
          <table:table-cell table:style-name="Table1.E2" office:value-type="string">
            <text:p text:style-name="P4">Anger</text:p>
          </table:table-cell>
        </table:table-row>
        <table:table-row>
          <table:table-cell table:style-name="Table1.A3" office:value-type="string">
            <text:p text:style-name="P5">Continuity (c)</text:p>
            <text:p text:style-name="P5">(default = 0)</text:p>
          </table:table-cell>
          <table:table-cell table:style-name="Table1.B3" office:value-type="float" office:value="3">
            <text:p text:style-name="P3">3</text:p>
          </table:table-cell>
          <table:table-cell table:style-name="Table1.B3" office:value-type="float" office:value="-1">
            <text:p text:style-name="P3">-1</text:p>
          </table:table-cell>
          <table:table-cell table:style-name="Table1.B3" office:value-type="float" office:value="2">
            <text:p text:style-name="P3">2</text:p>
          </table:table-cell>
          <table:table-cell table:style-name="Table1.E3" office:value-type="float" office:value="-2">
            <text:p text:style-name="P3">-2</text:p>
          </table:table-cell>
        </table:table-row>
        <table:table-row>
          <table:table-cell table:style-name="Table1.A3" office:value-type="string">
            <text:p text:style-name="P5">Tension (t)</text:p>
            <text:p text:style-name="P5">(default = 0)</text:p>
          </table:table-cell>
          <table:table-cell table:style-name="Table1.B3" office:value-type="float" office:value="-2">
            <text:p text:style-name="P3">-2</text:p>
          </table:table-cell>
          <table:table-cell table:style-name="Table1.B3" office:value-type="float" office:value="4">
            <text:p text:style-name="P3">4</text:p>
          </table:table-cell>
          <table:table-cell table:style-name="Table1.B3" office:value-type="float" office:value="-2">
            <text:p text:style-name="P3">-2</text:p>
          </table:table-cell>
          <table:table-cell table:style-name="Table1.E3" office:value-type="float" office:value="4">
            <text:p text:style-name="P3">4</text:p>
          </table:table-cell>
        </table:table-row>
        <table:table-row>
          <table:table-cell table:style-name="Table1.A3" office:value-type="string">
            <text:p text:style-name="P5">Bias (b)</text:p>
            <text:p text:style-name="P5">(default = 0)</text:p>
          </table:table-cell>
          <table:table-cell table:style-name="Table1.B3" office:value-type="float" office:value="-1">
            <text:p text:style-name="P3">-1</text:p>
          </table:table-cell>
          <table:table-cell table:style-name="Table1.B3" office:value-type="float" office:value="0">
            <text:p text:style-name="P3">0</text:p>
          </table:table-cell>
          <table:table-cell table:style-name="Table1.B3" office:value-type="float" office:value="1">
            <text:p text:style-name="P3">1</text:p>
          </table:table-cell>
          <table:table-cell table:style-name="Table1.E3" office:value-type="float" office:value="2">
            <text:p text:style-name="P3">2</text:p>
          </table:table-cell>
        </table:table-row>
        <text:soft-page-break/>
        <table:table-row>
          <table:table-cell table:style-name="Table1.A3" office:value-type="string">
            <text:p text:style-name="P5">Resampling rate (r)</text:p>
            <text:p text:style-name="P5">(default = 1)</text:p>
          </table:table-cell>
          <table:table-cell table:style-name="Table1.B3" office:value-type="float" office:value="3">
            <text:p text:style-name="P3">3</text:p>
          </table:table-cell>
          <table:table-cell table:style-name="Table1.B3" office:value-type="float" office:value="1">
            <text:p text:style-name="P3">1</text:p>
          </table:table-cell>
          <table:table-cell table:style-name="Table1.B3" office:value-type="float" office:value="1">
            <text:p text:style-name="P3">1</text:p>
          </table:table-cell>
          <table:table-cell table:style-name="Table1.E3" office:value-type="float" office:value="5">
            <text:p text:style-name="P3">5</text:p>
          </table:table-cell>
        </table:table-row>
        <table:table-row>
          <table:table-cell table:style-name="Table1.A3" office:value-type="string">
            <text:p text:style-name="P5">High gain (h)</text:p>
            <text:p text:style-name="P5">(default = 1)</text:p>
          </table:table-cell>
          <table:table-cell table:style-name="Table1.B3" office:value-type="float" office:value="1">
            <text:p text:style-name="P3">1</text:p>
          </table:table-cell>
          <table:table-cell table:style-name="Table1.B3" office:value-type="float" office:value="2">
            <text:p text:style-name="P3">2</text:p>
          </table:table-cell>
          <table:table-cell table:style-name="Table1.B3" office:value-type="float" office:value="1">
            <text:p text:style-name="P3">1</text:p>
          </table:table-cell>
          <table:table-cell table:style-name="Table1.E3" office:value-type="float" office:value="1">
            <text:p text:style-name="P3">1</text:p>
          </table:table-cell>
        </table:table-row>
        <table:table-row>
          <table:table-cell table:style-name="Table1.A3" office:value-type="string">
            <text:p text:style-name="P5">Medium gain (m)</text:p>
            <text:p text:style-name="P5">(default = 1)</text:p>
          </table:table-cell>
          <table:table-cell table:style-name="Table1.B3" office:value-type="float" office:value="3">
            <text:p text:style-name="P3">3</text:p>
          </table:table-cell>
          <table:table-cell table:style-name="Table1.B3" office:value-type="float" office:value="-0.5">
            <text:p text:style-name="P3">-0.5</text:p>
          </table:table-cell>
          <table:table-cell table:style-name="Table1.B3" office:value-type="float" office:value="1">
            <text:p text:style-name="P3">1</text:p>
          </table:table-cell>
          <table:table-cell table:style-name="Table1.E3" office:value-type="float" office:value="1">
            <text:p text:style-name="P3">1</text:p>
          </table:table-cell>
        </table:table-row>
        <table:table-row>
          <table:table-cell table:style-name="Table1.A3" office:value-type="string">
            <text:p text:style-name="P5">Low gain (l)</text:p>
            <text:p text:style-name="P5">(default = 1)</text:p>
          </table:table-cell>
          <table:table-cell table:style-name="Table1.B3" office:value-type="float" office:value="1">
            <text:p text:style-name="P3">1</text:p>
          </table:table-cell>
          <table:table-cell table:style-name="Table1.B3" office:value-type="float" office:value="1">
            <text:p text:style-name="P3">1</text:p>
          </table:table-cell>
          <table:table-cell table:style-name="Table1.B3" office:value-type="float" office:value="1">
            <text:p text:style-name="P3">1</text:p>
          </table:table-cell>
          <table:table-cell table:style-name="Table1.E3" office:value-type="float" office:value="1.5">
            <text:p text:style-name="P3">1.5</text:p>
          </table:table-cell>
        </table:table-row>
      </table:table>
      <text:p text:style-name="Text_20_body"/>
      <text:h text:style-name="P29" text:outline-level="3">10.1.3 <text:s/>Scenario 1 – Set Up</text:h>
      <text:p text:style-name="Standard">The values for the motion processing parameters in Table 10.2 are determined based on the following intuitions <text:s/>(explored in Chapter 9):</text:p>
      <text:list xml:id="list1935030069" text:style-name="L4">
        <text:list-item>
          <text:p text:style-name="P13">The intuition gained from the animation theories on the continuity of transitions between joint positions, acceleration/deceleration, speed, and range of motion of an action/movement to convey Joy, Fear, Sadness, and Anger. <text:s/>In this case, we select the following motion characteristics for each emotion:</text:p>
          <text:list>
            <text:list-item>
              <text:p text:style-name="P13">Joy: </text:p>
            </text:list-item>
          </text:list>
        </text:list-item>
      </text:list>
      <text:list xml:id="list52782511" text:style-name="L5">
        <text:list-item>
          <text:list>
            <text:list-item>
              <text:list>
                <text:list-item>
                  <text:p text:style-name="P14">smooth/continuous transition from one joint angle position to the next, </text:p>
                </text:list-item>
                <text:list-item>
                  <text:p text:style-name="P14">observable acceleration/deceleration, </text:p>
                </text:list-item>
                <text:list-item>
                  <text:p text:style-name="P14">medium speed of motion (slower than the basic motion, but faster than the 7-points-interpolated version), </text:p>
                </text:list-item>
                <text:list-item>
                  <text:p text:style-name="P14">normal or increased range of motion.</text:p>
                </text:list-item>
              </text:list>
            </text:list-item>
          </text:list>
        </text:list-item>
      </text:list>
      <text:list xml:id="list420410714" text:continue-list="list1935030069" text:style-name="L4">
        <text:list-item>
          <text:list>
            <text:list-item>
              <text:p text:style-name="P13">Fear:</text:p>
            </text:list-item>
          </text:list>
        </text:list-item>
      </text:list>
      <text:list xml:id="list666033066" text:style-name="L6">
        <text:list-item>
          <text:list>
            <text:list-item>
              <text:list>
                <text:list-item>
                  <text:p text:style-name="P15">rough/discontinuous transitions between joint angle positions,</text:p>
                </text:list-item>
                <text:list-item>
                  <text:p text:style-name="P15">very little acceleration/deceleration,</text:p>
                </text:list-item>
                <text:list-item>
                  <text:p text:style-name="P15">slow speed of motion,</text:p>
                </text:list-item>
                <text:list-item>
                  <text:p text:style-name="P15">normal or reduced range of motion.</text:p>
                </text:list-item>
              </text:list>
            </text:list-item>
          </text:list>
        </text:list-item>
      </text:list>
      <text:list xml:id="list501811023" text:continue-list="list420410714" text:style-name="L4">
        <text:list-item>
          <text:list>
            <text:list-item>
              <text:p text:style-name="P13">Sadness:</text:p>
            </text:list-item>
          </text:list>
        </text:list-item>
      </text:list>
      <text:list xml:id="list1085582858" text:style-name="L7">
        <text:list-item>
          <text:list>
            <text:list-item>
              <text:list>
                <text:list-item>
                  <text:p text:style-name="P16">smooth/continuous transitions between joint angle positions,</text:p>
                </text:list-item>
                <text:list-item>
                  <text:p text:style-name="P16">very little acceleration/deceleration,</text:p>
                </text:list-item>
                <text:list-item>
                  <text:p text:style-name="P16">slow speed of motion,</text:p>
                </text:list-item>
                <text:list-item>
                  <text:p text:style-name="P16">normal or reduced range of motion.</text:p>
                </text:list-item>
              </text:list>
            </text:list-item>
          </text:list>
        </text:list-item>
      </text:list>
      <text:list xml:id="list2137149537" text:continue-list="list501811023" text:style-name="L4">
        <text:list-item>
          <text:list>
            <text:list-item>
              <text:p text:style-name="P13">Anger:</text:p>
            </text:list-item>
          </text:list>
        </text:list-item>
      </text:list>
      <text:list xml:id="list1352432316" text:style-name="L8">
        <text:list-item>
          <text:list>
            <text:list-item>
              <text:list>
                <text:list-item>
                  <text:p text:style-name="P17">rough/discontinuous transitions between joint angle positions,</text:p>
                </text:list-item>
                <text:list-item>
                  <text:p text:style-name="P17">very high acceleration/deceleration,</text:p>
                </text:list-item>
                <text:list-item>
                  <text:p text:style-name="P17">medium to high speed of motion,</text:p>
                </text:list-item>
                <text:list-item>
                  <text:p text:style-name="P17"><text:soft-page-break/>increased range of motion.</text:p>
                </text:list-item>
              </text:list>
            </text:list-item>
          </text:list>
        </text:list-item>
      </text:list>
      <text:list xml:id="list2003467054" text:style-name="L9">
        <text:list-item>
          <text:p text:style-name="P18">The intuition on the effects of different values of the parameters for the motion processing methods (Kochanek-Bartels Interpolation, (Re)Sampling, and Multiresolution Filtering) on a motion signal data:</text:p>
          <text:list>
            <text:list-item>
              <text:p text:style-name="P18">Kochanek-Bartels Interpolation:</text:p>
            </text:list-item>
          </text:list>
        </text:list-item>
      </text:list>
      <text:list xml:id="list944358278" text:style-name="L10">
        <text:list-item>
          <text:list>
            <text:list-item>
              <text:list>
                <text:list-item>
                  <text:p text:style-name="P19">Continuity<text:span text:style-name="T2">: controls the direction (tangent) for the transition from one joint angle position to the next. <text:s/></text:span>Continuity<text:span text:style-name="T2"> &lt; 0: more direct, immediate change of direction to the next position (linear, like a military march). <text:s/></text:span>Continuity<text:span text:style-name="T2"> &gt;0: smooth, exaggerated motion with sudden change of direction to the next position. <text:s/></text:span>Continuity<text:span text:style-name="T2"> = 0: gradual change of direction from one position to the next.</text:span></text:p>
                </text:list-item>
                <text:list-item>
                  <text:p text:style-name="P19">Tension<text:span text:style-name="T2">: controls the smoothness of the transitions between joint angle positions (the sharpness of the curves/corners), and also acceleration and deceleration. <text:s/></text:span>Tension<text:span text:style-name="T2"> <text:s/>&lt; 0: rough transitions, more linear interpolation,</text:span> Tension <text:span text:style-name="T2">&gt; 0: smooth transitions, more curved interpolation. <text:s/>Tension = 0: neutral/normal interpolation.</text:span></text:p>
                </text:list-item>
                <text:list-item>
                  <text:p text:style-name="P19">Bias: <text:span text:style-name="T2">controls the positions of the </text:span>overshoot<text:span text:style-name="T2">. <text:s/></text:span>Bias<text:span text:style-name="T2"> &lt; 0: pre-shoot, </text:span>Bias<text:span text:style-name="T2"> &gt; 0: post-shoot, </text:span>Bias<text:span text:style-name="T2"> = 0: no overshoots.</text:span></text:p>
                </text:list-item>
              </text:list>
            </text:list-item>
          </text:list>
        </text:list-item>
      </text:list>
      <text:list xml:id="list475098820" text:continue-list="list2003467054" text:style-name="L9">
        <text:list-item>
          <text:list>
            <text:list-item>
              <text:p text:style-name="P18">(Re)Sampling:</text:p>
            </text:list-item>
          </text:list>
        </text:list-item>
      </text:list>
      <text:list xml:id="list1601077803" text:style-name="L11">
        <text:list-item>
          <text:list>
            <text:list-item>
              <text:list>
                <text:list-item>
                  <text:p text:style-name="P20"><text:span text:style-name="T1">Rate</text:span>: controls the duration of the motion. <text:s/><text:span text:style-name="T1">Rate</text:span> = [1,8]. <text:s/><text:span text:style-name="T1">Rate</text:span> = 1: no resampling, slowest motion, <text:span text:style-name="T1">Rate</text:span> = 8: restore basic motion (undoing Interpolation), fastest motion where the original motion is preserved.</text:p>
                </text:list-item>
              </text:list>
            </text:list-item>
          </text:list>
        </text:list-item>
      </text:list>
      <text:list xml:id="list290566632" text:continue-list="list475098820" text:style-name="L9">
        <text:list-item>
          <text:list>
            <text:list-item>
              <text:p text:style-name="P18">Multiresolution Filtering:</text:p>
            </text:list-item>
          </text:list>
        </text:list-item>
      </text:list>
      <text:list xml:id="list1207073402" text:style-name="L12">
        <text:list-item>
          <text:list>
            <text:list-item>
              <text:list>
                <text:list-item>
                  <text:p text:style-name="P21"><text:span text:style-name="T1">High gain</text:span>: controls the gain of the high frequency components (e.g.: noise) of the motion signal. <text:s/><text:span text:style-name="T1">High gain</text:span> &lt; 1: smoothes the signal, removing noise, <text:span text:style-name="T1">High gain</text:span> &gt; 1: accentuate noise, adds to discontinuities in the motion signal. <text:s/><text:span text:style-name="T1">High gain</text:span> = 1: no effect.</text:p>
                </text:list-item>
                <text:list-item>
                  <text:p text:style-name="P21"><text:span text:style-name="T1">Medium gain</text:span>: controls the gain of the middle frequency components of the motion signal, affecting the range of motion (amplitude) throughout the motion signal. <text:s/><text:span text:style-name="T1">Medium gain</text:span> &lt; 1: decrease range of motion, <text:span text:style-name="T1">Medium gain</text:span> &gt; 1: increase the range of motion, <text:span text:style-name="T1">Medium gain</text:span> = 1: no effect.</text:p>
                </text:list-item>
                <text:list-item>
                  <text:p text:style-name="P21"><text:span text:style-name="T1">Low gain</text:span>: controls the gain of the low frequency components of the motion signal, affecting the range of motion around <text:span text:style-name="T1">the middle </text:span><text:span text:style-name="T2">of the motion signal, and does not affect the range of motion at the beginning and end of the motion signal. <text:s/></text:span><text:span text:style-name="T1">Low gain</text:span><text:span text:style-name="T2"> &lt; 1: decrease the range of motion, </text:span><text:span text:style-name="T1">Low gain</text:span><text:span text:style-name="T2"> &gt; 1: increase the range of motion, </text:span><text:span text:style-name="T1">Low gain</text:span><text:span text:style-name="T2"> = 1: no effect.</text:span></text:p>
                </text:list-item>
              </text:list>
            </text:list-item>
          </text:list>
        </text:list-item>
      </text:list>
      <text:p text:style-name="P8"/>
      <text:h text:style-name="P30" text:outline-level="3">10.1.4 <text:s/>Scenario 1 – Experiment</text:h>
      <text:p text:style-name="P8">The experiment of Scenario 1 was done as follows:</text:p>
      <text:list xml:id="list2059396105" text:style-name="L13">
        <text:list-item>
          <text:p text:style-name="P10">Enter the text phrase:<text:line-break/><text:tab/><text:span text:style-name="T5">&gt;&gt; Say a happy wave</text:span></text:p>
        </text:list-item>
        <text:list-item>
          <text:p text:style-name="P10">The ALICE engine will respond with:<text:line-break/> <text:span text:style-name="T5">&gt;&gt; <text:s/>“a happy wave”</text:span></text:p>
        </text:list-item>
        <text:list-item>
          <text:p text:style-name="P10"><text:soft-page-break/>The Perception system, using Regular Expression will extract the emotion keyword: “happy,” and the verb keyword: “wave”.</text:p>
        </text:list-item>
        <text:list-item>
          <text:p text:style-name="P10">Evaluate if the executed Waving-arm motion has the characteristics defined for the emotion “happy” with respect to smoothness of transitions, existence of acceleration/deceleration, speed/duration of motion, and the range of motion.</text:p>
        </text:list-item>
        <text:list-item>
          <text:p text:style-name="P10">Repeat step 1 and 2 by iterating through other emotions: “scared”, “sad”, and “angry.”</text:p>
        </text:list-item>
      </text:list>
      <text:p text:style-name="P8"/>
      <text:h text:style-name="P30" text:outline-level="3">10.1.5 <text:s/>Scenario 1 – Results</text:h>
      <text:p text:style-name="P8">The results of the experiments using Scenario 1 are as follows:</text:p>
      <text:list xml:id="list1544837242" text:style-name="L15">
        <text:list-item>
          <text:p text:style-name="P11">The system were able to vary the acceleration, decelration, duration, and range of motion of the Waving-arm motion, but not very well on the continuity of the motion.</text:p>
        </text:list-item>
        <text:list-item>
          <text:p text:style-name="P11">We have confidence that some of our intuition on the relationships between the motion processing method parameters and the motion parameters are valid:</text:p>
          <text:list>
            <text:list-item>
              <text:p text:style-name="P11">Increasing the value of the tension parameter adds acceleration/deceleration, while reducing the value reduces acceleration/deceleration – making the motion more linear/robotic. <text:s/>This property is seen when the movement of the arm gradually speeds up as the arm starts to move (acceleration) and slows down before reaching a stop (deceleration) at different points in the Waving-arm motion.</text:p>
            </text:list-item>
            <text:list-item>
              <text:p text:style-name="P11">Increasing the rate parameter shorten the duration of the motion – making the motion seems hasted. <text:s/>Decreasing the rate parameter does otherwise. <text:s/>This property is apparent between the emotions: Joy vs. Fear, Joy vs. Sadness, Anger vs. Fear, Anger vs. Sadness, and slightly between Joy vs. Anger (with Anger tends to be faster because of the higher <text:span text:style-name="T1">rate </text:span>value than Joy). <text:s/>There is no difference in speed between Fear vs. Sadness as the <text:span text:style-name="T1">rate</text:span> values are the same for both emotions.</text:p>
            </text:list-item>
            <text:list-item>
              <text:p text:style-name="P11">Increasing the medium and high frequency band gains increases the range of motion, and vice versa. <text:s/>The difference between the result from modifying the medium gain and modifying the low gain is seen on where in the motion the range of motion is increased. <text:s/>For the Joy emotion we set the medium gain = 3, while for the Anger emotion, we set the low gain = 1.5. <text:s/>With the Joy emotion, the range of motion was increased when the arm spreads out to the side after fully extended upwards. <text:s/>With the Anger emotion, the arm immediately spreads up and to the side from the rest position, without ever fully extended upwards. <text:s/>Thus the increase of range of motion by the medium gain is in the middle of the motion, while the increase of range of motion by the low gain is throughout the whole motion. <text:s/>This property is useful to realize Exaggeration.</text:p>
            </text:list-item>
          </text:list>
        </text:list-item>
        <text:list-item>
          <text:p text:style-name="P11">There are also some unexpected behaviors:</text:p>
          <text:list>
            <text:list-item>
              <text:p text:style-name="P11">The execution of the motion is not entirely consistent. <text:s/>At several instances, the Waving-arm motion with the same emotion type was executed differently. <text:s/>For example, when the emotion is Joy, only 50% of the time the arm was spreaded far to the side (as the effect of the increased medium gain), while in the other times the arm was only extended upwards and immediately moved back down. <text:s/>It appears that the stream of position data was executed without waiting for the current one to be completed. <text:s/>For example: the current shoulder position is at 0. <text:s/>The next position is 60, and the position after that is -10. <text:s/>As the <text:soft-page-break/>servo rotates the shoulder to position 60, the second position data (-10) is already received, and the servo immediately changes direction according to this second data before reaching position 60.</text:p>
            </text:list-item>
          </text:list>
        </text:list-item>
      </text:list>
      <text:p text:style-name="P8"/>
      <text:h text:style-name="P29" text:outline-level="3">10.1.5 Scenario 1 – Conclusions</text:h>
      <text:p text:style-name="Text_20_body"><text:span text:style-name="T6">We achieved Goal #1 and Goal #2 for this Scenario 1, but Goal #3 was only partially satisfied.</text:span></text:p>
      <text:p text:style-name="Text_20_body"><text:span text:style-name="T6"/></text:p>
      <text:p text:style-name="Text_20_body"><text:span text:style-name="T6">Goal #1 was achieved since we have shown that with one basic motion, we can generate four different movements. <text:s/>The four new movements varies with respect to the duration, acceleration/deceleration, and range of motion. <text:s/>The four variations was created only by using different parameter values for our set of motion processing methods (Kochanek-Bartels interpolation, (Re)Sampling, and Multiresolution Filtering).</text:span></text:p>
      <text:p text:style-name="Text_20_body"><text:span text:style-name="T6"/></text:p>
      <text:p text:style-name="Text_20_body"><text:span text:style-name="T6">Goal #2 was achieved by having shown that the Waving-arm motion was executed according to the mapping of the set of parameter values to the four emotion types (Joy, Fear, Sadness, and Anger) as shown in Table 10.2. <text:s/>In addition, this experiment shows that using the simple motion processing methods, we can quickly modify a motion data without having to painstakingly adjust each servo positions anymore. <text:s/>Instead, we can use simple commands, mapped to a small set of parameter values.</text:span></text:p>
      <text:p text:style-name="Text_20_body"><text:span text:style-name="T6"/></text:p>
      <text:p text:style-name="Text_20_body"><text:span text:style-name="T6">Goal #3 was only partially satisfied as the emotional characteristics of the motion was satisfied based on </text:span><text:span text:style-name="T7">our own specifications</text:span><text:span text:style-name="T6"> on what a Joy, Fear, Sad, or Anger movements </text:span><text:span text:style-name="T7">should</text:span><text:span text:style-name="T3"> look like – based on our developed intuition from animation theories. <text:s/>We are fully aware that the observer's perception of emotional expressions are often highly subjective. <text:s/>An untrained observer would have difficulties distinguishing between Joy or Anger, and Fear or Sadness with our specifications. <text:s/>We even doubt they would be able to tell that we 'infused' emotions into the motion. <text:s/>The observer's perception/opinion is investigated further in Scenario 2 and 3.</text:span></text:p>
      <text:p text:style-name="Text_20_body"><text:span text:style-name="T3"/></text:p>
      <text:h text:style-name="P27" text:outline-level="2">10.2 <text:s/>Scenario 2: Public Evaluation</text:h>
      <text:h text:style-name="Heading_20_3" text:outline-level="3"><text:span text:style-name="T3">10.2.1 <text:s/>Scenario 2 – Goals</text:span></text:h>
      <text:p text:style-name="Text_20_body"><text:span text:style-name="T3">The goals of the experiment in Scenario 2 are:</text:span></text:p>
      <text:list xml:id="list1830500700" text:style-name="L16">
        <text:list-item>
          <text:p text:style-name="P24"><text:span text:style-name="T3">to investigate the perception of several observers (excluding the author) to see whether or not the different variations of the movements are perceived by the observers as expressing some kind of emotion.</text:span></text:p>
        </text:list-item>
        <text:list-item>
          <text:p text:style-name="P24"><text:span text:style-name="T3">To gain feedback from the observers on what they perceive/expect as the characteristics of Joy, Fear, Sadness, and Anger emotions in a movement.</text:span></text:p>
        </text:list-item>
      </text:list>
      <text:h text:style-name="Heading_20_3" text:outline-level="3"><text:span text:style-name="T3">10.2.2 <text:s/>Scenario 2 – Description</text:span></text:h>
      <text:p text:style-name="Text_20_body"><text:span text:style-name="T3">We fully acknowledge the subjective nature of our thesis, and the proving of our thesis is a challenge to </text:span><text:soft-page-break/><text:span text:style-name="T3">achieve objectively. <text:s/>Therefore, we invited several observers to provide their perception and feedback on the variations of the motion of the robot. <text:s/>In this experiment, we would like to investigate the following:</text:span></text:p>
      <text:list xml:id="list1504190222" text:style-name="L17">
        <text:list-item>
          <text:p text:style-name="P25"><text:span text:style-name="T3">Does/can the observer recognize the executed modified motion as the same action as the original motion? <text:s/>(For example: does the angry Waving-arm motion still recognized as a Waving-arm action?)</text:span></text:p>
        </text:list-item>
        <text:list-item>
          <text:p text:style-name="P25"><text:span text:style-name="T3">Do our motion-emotion specifications agree with the observer's motion-emotion specifications? </text:span></text:p>
        </text:list-item>
      </text:list>
      <text:p text:style-name="Text_20_body"><text:span text:style-name="T3"/></text:p>
      <text:h text:style-name="Heading_20_3" text:outline-level="3"><text:span text:style-name="T3">10.2.3 <text:s/>Scenario 2 - Set Up</text:span></text:h>
      <text:p text:style-name="Text_20_body"><text:span text:style-name="T3"/></text:p>
      <text:h text:style-name="Heading_20_3" text:outline-level="3"><text:span text:style-name="T3">10.2.4 <text:s/>Scenario 2 – Experiment</text:span></text:h>
      <text:p text:style-name="Text_20_body"><text:span text:style-name="T3"/></text:p>
      <text:h text:style-name="Heading_20_3" text:outline-level="3"><text:span text:style-name="T3">10.2.5 <text:s/>Scenario 2 – Result</text:span></text:h>
      <text:p text:style-name="Text_20_body"><text:span text:style-name="T3"/></text:p>
      <text:h text:style-name="Heading_20_3" text:outline-level="3"><text:span text:style-name="T3">10.2.6 <text:s/>Scenario 2 - Conclusions</text:span></text:h>
      <text:p text:style-name="Text_20_body"><text:span text:style-name="T3"/></text:p>
      <text:p text:style-name="Text_20_body"><text:span text:style-name="T3"/></text:p>
      <text:h text:style-name="P27" text:outline-level="2">10.3 <text:s/>Scenario 3: 'Driving' the Emotion of the Robot with the Emotional-Personality model</text:h>
      <text:h text:style-name="P30" text:outline-level="3">10.3.1 <text:s/>Scenario 3 – Goals</text:h>
      <text:p text:style-name="P22">The goals of the experiment in Scenario 3 are: </text:p>
      <text:list xml:id="list1853554173" text:style-name="L14">
        <text:list-item>
          <text:p text:style-name="P23">to examine if context-based motion responses enable observers to more easily identify the emotion expressed by the robot through its motion, and</text:p>
        </text:list-item>
        <text:list-item>
          <text:p text:style-name="P23">to evaluate the user experience with the human-robot interaction, with the addition of emotionally-expressive motion responses.</text:p>
        </text:list-item>
      </text:list>
      <text:p text:style-name="P22"/>
      <text:h text:style-name="P30" text:outline-level="3">10.3.2 <text:s/>Scenario 3 – Description</text:h>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0:15:03</meta:creation-date>
    <dc:date>2009-08-13T16:18:07</dc:date>
    <meta:editing-duration>PT21H32M45S</meta:editing-duration>
    <meta:editing-cycles>70</meta:editing-cycles>
    <meta:generator>OpenOffice.org/3.0$Linux OpenOffice.org_project/300m15$Build-9379</meta:generator>
    <meta:document-statistic meta:table-count="2" meta:image-count="0" meta:object-count="0" meta:page-count="7" meta:paragraph-count="158" meta:word-count="2412" meta:character-count="14645"/>
    <meta:user-defined meta:name="Info 1"/>
    <meta:user-defined meta:name="Info 2"/>
    <meta:user-defined meta:name="Info 3"/>
    <meta:user-defined meta:name="Info 4"/>
  </office:meta>
</office:document-meta>
</file>